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/>
    </style:style>
    <style:style style:name="T4_3" style:family="text">
      <style:text-properties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 fo:font-weight="bold" style:font-weight-asian="bold" style:font-weight-complex="bold"/>
    </style:style>
    <style:style style:name="T14_2" style:family="text">
      <style:text-properties fo:font-size="12pt" style:font-size-asian="12pt" style:font-size-complex="12pt" fo:font-weight="bold" style:font-weight-asian="bold" style:font-weight-complex="bold"/>
    </style:style>
    <style:style style:name="T14_3" style:family="text">
      <style:text-properties fo:font-size="12pt" style:font-size-asian="12pt" style:font-size-complex="12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>
      <style:text-properties fo:color="#1155cc" style:text-underline-style="solid" style:text-underline-color="font-color"/>
    </style:style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page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ff"/>
    </style:style>
    <style:style style:name="T30_2" style:family="text">
      <style:text-properties fo:background-color="#ffffff"/>
    </style:style>
    <style:style style:name="T30_3" style:family="text">
      <style:text-properties fo:background-color="#ffffff"/>
    </style:style>
    <style:style style:name="T30_4" style:family="text">
      <style:text-properties fo:background-color="#ffffff"/>
    </style:style>
    <style:style style:name="T30_5" style:family="text">
      <style:text-properties fo:background-color="#ffffff"/>
    </style:style>
    <style:style style:name="T30_6" style:family="text">
      <style:text-properties fo:background-color="#ffffff"/>
    </style:style>
    <style:style style:name="T30_7" style:family="text">
      <style:text-properties fo:background-color="#ffffff"/>
    </style:style>
    <style:style style:name="T30_8" style:family="text">
      <style:text-properties fo:background-color="#ffffff"/>
    </style:style>
    <style:style style:name="T30_9" style:family="text">
      <style:text-properties fo:background-color="#ffffff"/>
    </style:style>
    <style:style style:name="T30_10" style:family="text">
      <style:text-properties fo:background-color="#ffffff"/>
    </style:style>
    <style:style style:name="T30_11" style:family="text">
      <style:text-properties fo:background-color="#ffffff"/>
    </style:style>
    <style:style style:name="T30_12" style:family="text">
      <style:text-properties fo:background-color="#ffffff"/>
    </style:style>
    <style:style style:name="T30_13" style:family="text">
      <style:text-properties fo:background-color="#ffffff"/>
    </style:style>
    <style:style style:name="T30_14" style:family="text">
      <style:text-properties fo:background-color="#ffffff"/>
    </style:style>
    <style:style style:name="T30_15" style:family="text">
      <style:text-properties fo:background-color="#ffffff"/>
    </style:style>
    <style:style style:name="T30_16" style:family="text">
      <style:text-properties fo:background-color="#ffffff"/>
    </style:style>
    <style:style style:name="T30_17" style:family="text">
      <style:text-properties fo:background-color="#ffffff"/>
    </style:style>
    <style:style style:name="T30_18" style:family="text">
      <style:text-properties fo:background-color="#ffffff"/>
    </style:style>
    <style:style style:name="T30_19" style:family="text">
      <style:text-properties fo:background-color="#ffffff"/>
    </style:style>
    <style:style style:name="T30_20" style:family="text">
      <style:text-properties fo:background-color="#ffffff"/>
    </style:style>
    <style:style style:name="T30_21" style:family="text">
      <style:text-properties fo:background-color="#ffffff"/>
    </style:style>
    <style:style style:name="T30_22" style:family="text">
      <style:text-properties fo:background-color="#ffffff"/>
    </style:style>
    <style:style style:name="T30_23" style:family="text">
      <style:text-properties fo:background-color="#ffffff"/>
    </style:style>
    <style:style style:name="T30_24" style:family="text">
      <style:text-properties fo:background-color="#ffffff"/>
    </style:style>
    <style:style style:name="T30_25" style:family="text">
      <style:text-properties fo:background-color="#ffffff"/>
    </style:style>
    <style:style style:name="T30_26" style:family="text">
      <style:text-properties fo:background-color="#ffffff"/>
    </style:style>
    <style:style style:name="T30_27" style:family="text">
      <style:text-properties fo:background-color="#ffffff"/>
    </style:style>
    <style:style style:name="T30_28" style:family="text">
      <style:text-properties fo:background-color="#ffffff"/>
    </style:style>
    <style:style style:name="T30_29" style:family="text">
      <style:text-properties fo:background-color="#ffffff"/>
    </style:style>
    <style:style style:name="T30_30" style:family="text">
      <style:text-properties fo:background-color="#ffffff"/>
    </style:style>
    <style:style style:name="T30_31" style:family="text">
      <style:text-properties fo:background-color="#ffffff"/>
    </style:style>
    <style:style style:name="T30_32" style:family="text">
      <style:text-properties fo:background-color="#ffffff"/>
    </style:style>
    <style:style style:name="T30_33" style:family="text">
      <style:text-properties fo:background-color="#ffffff"/>
    </style:style>
    <style:style style:name="T30_34" style:family="text">
      <style:text-properties fo:background-color="#ffffff"/>
    </style:style>
    <style:style style:name="T30_35" style:family="text">
      <style:text-properties fo:background-color="#ffffff"/>
    </style:style>
    <style:style style:name="T30_36" style:family="text">
      <style:text-properties fo:background-color="#ffffff"/>
    </style:style>
    <style:style style:name="T30_37" style:family="text">
      <style:text-properties fo:background-color="#ffffff"/>
    </style:style>
    <style:style style:name="T30_38" style:family="text">
      <style:text-properties fo:background-color="#ffffff"/>
    </style:style>
    <style:style style:name="T30_39" style:family="text">
      <style:text-properties fo:background-color="#ffffff"/>
    </style:style>
    <style:style style:name="T30_40" style:family="text">
      <style:text-properties fo:background-color="#ffffff"/>
    </style:style>
    <style:style style:name="T30_41" style:family="text">
      <style:text-properties fo:background-color="#ffffff"/>
    </style:style>
    <style:style style:name="T30_42" style:family="text">
      <style:text-properties fo:background-color="#ffffff"/>
    </style:style>
    <style:style style:name="T30_43" style:family="text">
      <style:text-properties fo:background-color="#ffffff"/>
    </style:style>
    <style:style style:name="T30_44" style:family="text">
      <style:text-properties fo:background-color="#ffffff"/>
    </style:style>
    <style:style style:name="T30_45" style:family="text">
      <style:text-properties fo:background-color="#ffffff"/>
    </style:style>
    <style:style style:name="T30_46" style:family="text">
      <style:text-properties fo:background-color="#ffffff"/>
    </style:style>
    <style:style style:name="T30_47" style:family="text">
      <style:text-properties fo:background-color="#ffffff"/>
    </style:style>
    <style:style style:name="T30_48" style:family="text">
      <style:text-properties fo:background-color="#ffffff"/>
    </style:style>
    <style:style style:name="T30_49" style:family="text">
      <style:text-properties fo:background-color="#ffffff"/>
    </style:style>
    <style:style style:name="T30_50" style:family="text">
      <style:text-properties fo:background-color="#ffffff"/>
    </style:style>
    <style:style style:name="T30_51" style:family="text">
      <style:text-properties fo:background-color="#ffffff"/>
    </style:style>
    <style:style style:name="T30_52" style:family="text">
      <style:text-properties fo:background-color="#ffffff"/>
    </style:style>
    <style:style style:name="T30_53" style:family="text">
      <style:text-properties fo:background-color="#ffffff"/>
    </style:style>
    <style:style style:name="T30_54" style:family="text">
      <style:text-properties fo:background-color="#ffffff"/>
    </style:style>
    <style:style style:name="T30_55" style:family="text">
      <style:text-properties fo:background-color="#ffffff"/>
    </style:style>
    <style:style style:name="T30_56" style:family="text">
      <style:text-properties fo:background-color="#ffffff"/>
    </style:style>
    <style:style style:name="T30_57" style:family="text">
      <style:text-properties fo:background-color="#ffffff"/>
    </style:style>
    <style:style style:name="T30_58" style:family="text">
      <style:text-properties fo:background-color="#ffffff"/>
    </style:style>
    <style:style style:name="T30_59" style:family="text">
      <style:text-properties fo:background-color="#ffffff"/>
    </style:style>
    <style:style style:name="T30_60" style:family="text">
      <style:text-properties fo:background-color="#ffffff"/>
    </style:style>
    <style:style style:name="T30_61" style:family="text">
      <style:text-properties fo:background-color="#ffffff"/>
    </style:style>
    <style:style style:name="T30_62" style:family="text">
      <style:text-properties fo:background-color="#ffffff"/>
    </style:style>
    <style:style style:name="P3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ffffff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ffffff"/>
    </style:style>
    <style:style style:name="P3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ffffff"/>
    </style:style>
    <style:style style:name="T35_2" style:family="text">
      <style:text-properties fo:background-color="#ffffff"/>
    </style:style>
  </office:automatic-styles>
  <office:body>
    <office:text>
      <text:p text:style-name="P1"><text:span text:style-name="T1_1">Pisi</text:span><text:span text:style-name="T1_2"><text:s/></text:span><text:span text:style-name="T1_3">Linux</text:span><text:span text:style-name="T1_4"><text:s/></text:span><text:span text:style-name="T1_5">Packaging</text:span><text:span text:style-name="T1_6"><text:s/></text:span><text:span text:style-name="T1_7">Rules</text:span></text:p>
      <text:p text:style-name="P2"><text:span text:style-name="T2_1">This</text:span><text:span text:style-name="T2_2"><text:s/></text:span><text:span text:style-name="T2_3">article</text:span><text:span text:style-name="T2_4"><text:s/></text:span><text:span text:style-name="T2_5">should</text:span><text:span text:style-name="T2_6"><text:s/></text:span><text:span text:style-name="T2_7">help</text:span><text:span text:style-name="T2_8"><text:s/></text:span><text:span text:style-name="T2_9">which</text:span><text:span text:style-name="T2_10"><text:s/></text:span><text:span text:style-name="T2_11">guidelines</text:span><text:span text:style-name="T2_12"><text:s/></text:span><text:span text:style-name="T2_13">to</text:span><text:span text:style-name="T2_14"><text:s/></text:span><text:span text:style-name="T2_15">follow</text:span><text:span text:style-name="T2_16"><text:s/></text:span><text:span text:style-name="T2_17">for</text:span><text:span text:style-name="T2_18"><text:s/></text:span><text:span text:style-name="T2_19">updating</text:span><text:span text:style-name="T2_20"><text:s/></text:span><text:span text:style-name="T2_21">packages</text:span><text:span text:style-name="T2_22"><text:s/></text:span><text:span text:style-name="T2_23">in</text:span><text:span text:style-name="T2_24"><text:s/></text:span><text:span text:style-name="T2_25">the</text:span><text:span text:style-name="T2_26"><text:s/></text:span><text:span text:style-name="T2_27">core</text:span><text:span text:style-name="T2_28"><text:s/></text:span><text:span text:style-name="T2_29">and</text:span><text:span text:style-name="T2_30"><text:s/></text:span><text:span text:style-name="T2_31">extra</text:span><text:span text:style-name="T2_32"><text:s/></text:span><text:span text:style-name="T2_33">repositories</text:span><text:span text:style-name="T2_34">.</text:span></text:p>
      <text:p text:style-name="P3"/>
      <text:p text:style-name="P4"><text:span text:style-name="T4_1">General</text:span><text:span text:style-name="T4_2"><text:s/></text:span><text:span text:style-name="T4_3">rules</text:span></text:p>
      <text:list text:style-name="LS1" xml:id="list0">
        <text:list-item>
          <text:p text:style-name="P5"><text:span text:style-name="T5_1">Any</text:span><text:span text:style-name="T5_2"><text:s/></text:span><text:span text:style-name="T5_3">packager</text:span><text:span text:style-name="T5_4"><text:s/></text:span><text:span text:style-name="T5_5">has</text:span><text:span text:style-name="T5_6"><text:s/></text:span><text:span text:style-name="T5_7">to</text:span><text:span text:style-name="T5_8"><text:s/></text:span><text:span text:style-name="T5_9">ask</text:span><text:span text:style-name="T5_10"><text:s/></text:span><text:span text:style-name="T5_11">himself</text:span><text:span text:style-name="T5_12">,<text:s/></text:span><text:span text:style-name="T5_13">is</text:span><text:span text:style-name="T5_14"><text:s/></text:span><text:span text:style-name="T5_15">the</text:span><text:span text:style-name="T5_16"><text:s/></text:span><text:span text:style-name="T5_17">update</text:span><text:span text:style-name="T5_18"><text:s/></text:span><text:span text:style-name="T5_19">needed</text:span><text:span text:style-name="T5_20">,<text:s/></text:span><text:span text:style-name="T5_21">does</text:span><text:span text:style-name="T5_22"><text:s/></text:span><text:span text:style-name="T5_23">it</text:span><text:span text:style-name="T5_24"><text:s/></text:span><text:span text:style-name="T5_25">bring</text:span><text:span text:style-name="T5_26"><text:s/></text:span><text:span text:style-name="T5_27">nice</text:span><text:span text:style-name="T5_28"><text:s/></text:span><text:span text:style-name="T5_29">improvements</text:span><text:span text:style-name="T5_30">,<text:s/></text:span><text:span text:style-name="T5_31">without</text:span><text:span text:style-name="T5_32"><text:s/></text:span><text:span text:style-name="T5_33">bringing</text:span><text:span text:style-name="T5_34"><text:s/></text:span><text:span text:style-name="T5_35">known</text:span><text:span text:style-name="T5_36"><text:s/></text:span><text:span text:style-name="T5_37">regressions</text:span><text:span text:style-name="T5_38">?<text:s/></text:span><text:span text:style-name="T5_39">To</text:span><text:span text:style-name="T5_40"><text:s/></text:span><text:span text:style-name="T5_41">make</text:span><text:span text:style-name="T5_42"><text:s/></text:span><text:span text:style-name="T5_43">this</text:span><text:span text:style-name="T5_44"><text:s/></text:span><text:span text:style-name="T5_45">first</text:span><text:span text:style-name="T5_46"><text:s/></text:span><text:span text:style-name="T5_47">one</text:span><text:span text:style-name="T5_48"><text:s/></text:span><text:span text:style-name="T5_49">work</text:span><text:span text:style-name="T5_50">,<text:s/></text:span><text:span text:style-name="T5_51">wait</text:span><text:span text:style-name="T5_52"><text:s/></text:span><text:span text:style-name="T5_53">for</text:span><text:span text:style-name="T5_54"><text:s/></text:span><text:span text:style-name="T5_55">those</text:span><text:span text:style-name="T5_56"><text:s/></text:span><text:span text:style-name="T5_57">kind</text:span><text:span text:style-name="T5_58"><text:s/></text:span><text:span text:style-name="T5_59">of</text:span><text:span text:style-name="T5_60"><text:s/></text:span><text:span text:style-name="T5_61">updates</text:span><text:span text:style-name="T5_62">,<text:s/></text:span><text:span text:style-name="T5_63">until</text:span><text:span text:style-name="T5_64"><text:s/></text:span><text:span text:style-name="T5_65">there</text:span><text:span text:style-name="T5_66"><text:s/></text:span><text:span text:style-name="T5_67">is</text:span><text:span text:style-name="T5_68"><text:s/></text:span><text:span text:style-name="T5_69">a</text:span><text:span text:style-name="T5_70"><text:s/></text:span><text:span text:style-name="T5_71">reasonable</text:span><text:span text:style-name="T5_72"><text:s/></text:span><text:span text:style-name="T5_73">amount</text:span><text:span text:style-name="T5_74"><text:s/></text:span><text:span text:style-name="T5_75">of</text:span><text:span text:style-name="T5_76"><text:s/></text:span><text:span text:style-name="T5_77">feedback</text:span><text:span text:style-name="T5_78"><text:s/></text:span><text:span text:style-name="T5_79">from</text:span><text:span text:style-name="T5_80"><text:s/></text:span><text:span text:style-name="T5_81">upstream</text:span><text:span text:style-name="T5_82">,<text:s/></text:span><text:span text:style-name="T5_83">bug</text:span><text:span text:style-name="T5_84"><text:s/></text:span><text:span text:style-name="T5_85">reports</text:span><text:span text:style-name="T5_86"><text:s/></text:span><text:span text:style-name="T5_87">are</text:span><text:span text:style-name="T5_88"><text:s/></text:span><text:span text:style-name="T5_89">checked</text:span><text:span text:style-name="T5_90">,<text:s/></text:span><text:span text:style-name="T5_91">which</text:span><text:span text:style-name="T5_92"><text:s/></text:span><text:span text:style-name="T5_93">will</text:span><text:span text:style-name="T5_94"><text:s/></text:span><text:span text:style-name="T5_95">take</text:span><text:span text:style-name="T5_96"><text:s/></text:span><text:span text:style-name="T5_97">at</text:span><text:span text:style-name="T5_98"><text:s/></text:span><text:span text:style-name="T5_99">least</text:span><text:span text:style-name="T5_100"><text:s/>10-14<text:s/></text:span><text:span text:style-name="T5_101">days</text:span><text:span text:style-name="T5_102"><text:s/></text:span><text:span text:style-name="T5_103">after</text:span><text:span text:style-name="T5_104"><text:s/></text:span><text:span text:style-name="T5_105">an</text:span><text:span text:style-name="T5_106"><text:s/></text:span><text:span text:style-name="T5_107">upstream</text:span><text:span text:style-name="T5_108"><text:s/></text:span><text:span text:style-name="T5_109">rls</text:span><text:span text:style-name="T5_110">,<text:s/></text:span><text:span text:style-name="T5_111">to</text:span><text:span text:style-name="T5_112"><text:s/></text:span><text:span text:style-name="T5_113">have</text:span><text:span text:style-name="T5_114"><text:s/></text:span><text:span text:style-name="T5_115">any</text:span><text:span text:style-name="T5_116"><text:s/></text:span><text:span text:style-name="T5_117">useful</text:span><text:span text:style-name="T5_118"><text:s/></text:span><text:span text:style-name="T5_119">info</text:span><text:span text:style-name="T5_120">.<text:s/></text:span></text:p>
        </text:list-item>
        <text:list-item>
          <text:p text:style-name="P6"><text:span text:style-name="T6_1">After</text:span><text:span text:style-name="T6_2"><text:s/></text:span><text:span text:style-name="T6_3">an</text:span><text:span text:style-name="T6_4"><text:s/></text:span><text:span text:style-name="T6_5">release</text:span><text:span text:style-name="T6_6">,<text:s/></text:span><text:span text:style-name="T6_7">any</text:span><text:span text:style-name="T6_8"><text:s/></text:span><text:span text:style-name="T6_9">core</text:span><text:span text:style-name="T6_10">/</text:span><text:span text:style-name="T6_11">extra</text:span><text:span text:style-name="T6_12"><text:s/></text:span><text:span text:style-name="T6_13">package</text:span><text:span text:style-name="T6_14"><text:s/></text:span><text:span text:style-name="T6_15">will</text:span><text:span text:style-name="T6_16"><text:s/></text:span><text:span text:style-name="T6_17">be</text:span><text:span text:style-name="T6_18"><text:s/></text:span><text:span text:style-name="T6_19">in</text:span><text:span text:style-name="T6_20"><text:s/></text:span><text:span text:style-name="T6_21">a</text:span><text:span text:style-name="T6_22"><text:s/></text:span><text:span text:style-name="T6_23">freeze</text:span><text:span text:style-name="T6_24"><text:s/></text:span><text:span text:style-name="T6_25">period</text:span><text:span text:style-name="T6_26">.<text:s/></text:span><text:span text:style-name="T6_27">For</text:span><text:span text:style-name="T6_28"><text:s/></text:span><text:span text:style-name="T6_29">this</text:span><text:span text:style-name="T6_30"><text:s/></text:span><text:span text:style-name="T6_31">period</text:span><text:span text:style-name="T6_32">,<text:s/></text:span><text:span text:style-name="T6_33">no</text:span><text:span text:style-name="T6_34"><text:s/></text:span><text:span text:style-name="T6_35">package</text:span><text:span text:style-name="T6_36"><text:s/></text:span><text:span text:style-name="T6_37">is</text:span><text:span text:style-name="T6_38"><text:s/></text:span><text:span text:style-name="T6_39">going</text:span><text:span text:style-name="T6_40"><text:s/></text:span><text:span text:style-name="T6_41">to</text:span><text:span text:style-name="T6_42"><text:s/></text:span><text:span text:style-name="T6_43">be</text:span><text:span text:style-name="T6_44"><text:s/></text:span><text:span text:style-name="T6_45">added</text:span><text:span text:style-name="T6_46"><text:s/></text:span><text:span text:style-name="T6_47">to</text:span><text:span text:style-name="T6_48"><text:s/></text:span><text:span text:style-name="T6_49">any</text:span><text:span text:style-name="T6_50"><text:s/></text:span><text:span text:style-name="T6_51">official</text:span><text:span text:style-name="T6_52"><text:s/></text:span><text:span text:style-name="T6_53">repository</text:span><text:span text:style-name="T6_54"><text:s/></text:span><text:span text:style-name="T6_55">of</text:span><text:span text:style-name="T6_56"><text:s/></text:span><text:span text:style-name="T6_57">the</text:span><text:span text:style-name="T6_58"><text:s/></text:span><text:span text:style-name="T6_59">Pisi</text:span><text:span text:style-name="T6_60"><text:s/></text:span><text:span text:style-name="T6_61">Linux</text:span><text:span text:style-name="T6_62"><text:s/></text:span><text:span text:style-name="T6_63">project</text:span><text:span text:style-name="T6_64">.<text:s/></text:span></text:p>
        </text:list-item>
        <text:list-item>
          <text:p text:style-name="P7"><text:span text:style-name="T7_1">When</text:span><text:span text:style-name="T7_2"><text:s/></text:span><text:span text:style-name="T7_3">a</text:span><text:span text:style-name="T7_4"><text:s/></text:span><text:span text:style-name="T7_5">package</text:span><text:span text:style-name="T7_6"><text:s/></text:span><text:span text:style-name="T7_7">is</text:span><text:span text:style-name="T7_8"><text:s/></text:span><text:span text:style-name="T7_9">a</text:span><text:span text:style-name="T7_10"><text:s/></text:span><text:span text:style-name="T7_11">dependency</text:span><text:span text:style-name="T7_12"><text:s/></text:span><text:span text:style-name="T7_13">for</text:span><text:span text:style-name="T7_14"><text:s/></text:span><text:span text:style-name="T7_15">other</text:span><text:span text:style-name="T7_16"><text:s/></text:span><text:span text:style-name="T7_17">packages</text:span><text:span text:style-name="T7_18">,<text:s/></text:span><text:span text:style-name="T7_19">you</text:span><text:span text:style-name="T7_20"><text:s/></text:span><text:span text:style-name="T7_21">do</text:span><text:span text:style-name="T7_22"><text:s/></text:span><text:span text:style-name="T7_23">not</text:span><text:span text:style-name="T7_24"><text:s/></text:span><text:span text:style-name="T7_25">update</text:span><text:span text:style-name="T7_26"><text:s/></text:span><text:span text:style-name="T7_27">just</text:span><text:span text:style-name="T7_28"><text:s/></text:span><text:span text:style-name="T7_29">the</text:span><text:span text:style-name="T7_30"><text:s/></text:span><text:span text:style-name="T7_31">package</text:span><text:span text:style-name="T7_32"><text:s/></text:span><text:span text:style-name="T7_33">but</text:span><text:span text:style-name="T7_34"><text:s/></text:span><text:span text:style-name="T7_35">also</text:span><text:span text:style-name="T7_36"><text:s/></text:span><text:span text:style-name="T7_37">rebuild</text:span><text:span text:style-name="T7_38"><text:s/></text:span><text:span text:style-name="T7_39">the</text:span><text:span text:style-name="T7_40"><text:s/></text:span><text:span text:style-name="T7_41">other</text:span><text:span text:style-name="T7_42"><text:s/></text:span><text:span text:style-name="T7_43">packages</text:span><text:span text:style-name="T7_44">.<text:s/></text:span></text:p>
        </text:list-item>
        <text:list-item>
          <text:p text:style-name="P8"><text:span text:style-name="T8_1">Ask</text:span><text:span text:style-name="T8_2"><text:s/></text:span><text:span text:style-name="T8_3">the</text:span><text:span text:style-name="T8_4"><text:s/></text:span><text:span text:style-name="T8_5">technical</text:span><text:span text:style-name="T8_6"><text:s/></text:span><text:span text:style-name="T8_7">board</text:span><text:span text:style-name="T8_8"><text:s/></text:span><text:span text:style-name="T8_9">if</text:span><text:span text:style-name="T8_10"><text:s/></text:span><text:span text:style-name="T8_11">all</text:span><text:span text:style-name="T8_12">/</text:span><text:span text:style-name="T8_13">most</text:span><text:span text:style-name="T8_14"><text:s/></text:span><text:span text:style-name="T8_15">agree</text:span><text:span text:style-name="T8_16"><text:s/></text:span><text:span text:style-name="T8_17">working</text:span><text:span text:style-name="T8_18"><text:s/></text:span><text:span text:style-name="T8_19">on</text:span><text:span text:style-name="T8_20"><text:s/></text:span><text:span text:style-name="T8_21">your</text:span><text:span text:style-name="T8_22"><text:s/></text:span><text:span text:style-name="T8_23">planned</text:span><text:span text:style-name="T8_24"><text:s/></text:span><text:span text:style-name="T8_25">package</text:span><text:span text:style-name="T8_26"><text:s/></text:span><text:span text:style-name="T8_27">is</text:span><text:span text:style-name="T8_28"><text:s/></text:span><text:span text:style-name="T8_29">ok</text:span><text:span text:style-name="T8_30">,<text:s/></text:span><text:span text:style-name="T8_31">ask</text:span><text:span text:style-name="T8_32"><text:s/></text:span><text:span text:style-name="T8_33">if</text:span><text:span text:style-name="T8_34"><text:s/></text:span><text:span text:style-name="T8_35">other</text:span><text:span text:style-name="T8_36"><text:s/></text:span><text:span text:style-name="T8_37">team</text:span><text:span text:style-name="T8_38"><text:s/></text:span><text:span text:style-name="T8_39">members</text:span><text:span text:style-name="T8_40"><text:s/></text:span><text:span text:style-name="T8_41">know</text:span><text:span text:style-name="T8_42"><text:s/></text:span><text:span text:style-name="T8_43">of</text:span><text:span text:style-name="T8_44"><text:s/></text:span><text:span text:style-name="T8_45">any</text:span><text:span text:style-name="T8_46"><text:s/></text:span><text:span text:style-name="T8_47">bug</text:span><text:span text:style-name="T8_48">-</text:span><text:span text:style-name="T8_49">reports</text:span><text:span text:style-name="T8_50">,<text:s/></text:span><text:span text:style-name="T8_51">regressions</text:span><text:span text:style-name="T8_52">.<text:s/></text:span></text:p>
        </text:list-item>
        <text:list-item>
          <text:p text:style-name="P9"><text:span text:style-name="T9_1">If</text:span><text:span text:style-name="T9_2"><text:s/></text:span><text:span text:style-name="T9_3">you</text:span><text:span text:style-name="T9_4"><text:s/></text:span><text:span text:style-name="T9_5">try</text:span><text:span text:style-name="T9_6"><text:s/></text:span><text:span text:style-name="T9_7">to</text:span><text:span text:style-name="T9_8"><text:s/></text:span><text:span text:style-name="T9_9">build</text:span><text:span text:style-name="T9_10"><text:s/></text:span><text:span text:style-name="T9_11">a</text:span><text:span text:style-name="T9_12"><text:s/></text:span><text:span text:style-name="T9_13">package</text:span><text:span text:style-name="T9_14"><text:s/></text:span><text:span text:style-name="T9_15">and</text:span><text:span text:style-name="T9_16"><text:s/></text:span><text:span text:style-name="T9_17">find</text:span><text:span text:style-name="T9_18"><text:s/></text:span><text:span text:style-name="T9_19">major</text:span><text:span text:style-name="T9_20"><text:s/></text:span><text:span text:style-name="T9_21">regressions</text:span><text:span text:style-name="T9_22">,<text:s/></text:span><text:span text:style-name="T9_23">note</text:span><text:span text:style-name="T9_24"><text:s/></text:span><text:span text:style-name="T9_25">them</text:span><text:span text:style-name="T9_26"><text:s/></text:span><text:span text:style-name="T9_27">in</text:span><text:span text:style-name="T9_28"><text:s/></text:span><text:span text:style-name="T9_29">the</text:span><text:span text:style-name="T9_30"><text:a xlink:type="simple" xlink:href="http://chakra.sourceforge.net/wiki/index.php/Packages_Feature_Plan"><text:span text:style-name="T9_31"><text:s/></text:span></text:a></text:span><text:span text:style-name="T9_32">issue</text:span><text:span text:style-name="T9_33"><text:s/></text:span><text:span text:style-name="T9_34">list</text:span><text:span text:style-name="T9_35">.</text:span></text:p>
        </text:list-item>
        <text:list-item>
          <text:p text:style-name="P10"><text:span text:style-name="T10_1">Each</text:span><text:span text:style-name="T10_2"><text:s/></text:span><text:span text:style-name="T10_3">package</text:span><text:span text:style-name="T10_4"><text:s/></text:span><text:span text:style-name="T10_5">group</text:span><text:span text:style-name="T10_6"><text:s/></text:span><text:span text:style-name="T10_7">should</text:span><text:span text:style-name="T10_8"><text:s/></text:span><text:span text:style-name="T10_9">be</text:span><text:span text:style-name="T10_10"><text:s/></text:span><text:span text:style-name="T10_11">maintained</text:span><text:span text:style-name="T10_12"><text:s/></text:span><text:span text:style-name="T10_13">by</text:span><text:span text:style-name="T10_14"><text:s/></text:span><text:span text:style-name="T10_15">one</text:span><text:span text:style-name="T10_16"><text:s/></text:span><text:span text:style-name="T10_17">packager</text:span><text:span text:style-name="T10_18">.<text:s/></text:span></text:p>
        </text:list-item>
      </text:list>
      <text:p text:style-name="P11"/>
      <text:p text:style-name="P12"><text:span text:style-name="T12_1">Of</text:span><text:span text:style-name="T12_2"><text:s/></text:span><text:span text:style-name="T12_3">course</text:span><text:span text:style-name="T12_4">,<text:s/></text:span><text:span text:style-name="T12_5">all</text:span><text:span text:style-name="T12_6"><text:s/></text:span><text:span text:style-name="T12_7">these</text:span><text:span text:style-name="T12_8"><text:s/></text:span><text:span text:style-name="T12_9">rules</text:span><text:span text:style-name="T12_10"><text:s/></text:span><text:span text:style-name="T12_11">don</text:span><text:span text:style-name="T12_12">'</text:span><text:span text:style-name="T12_13">t</text:span><text:span text:style-name="T12_14"><text:s/></text:span><text:span text:style-name="T12_15">apply</text:span><text:span text:style-name="T12_16"><text:s/></text:span><text:span text:style-name="T12_17">to</text:span><text:span text:style-name="T12_18"><text:s/></text:span><text:span text:style-name="T12_19">a</text:span><text:span text:style-name="T12_20"><text:s/></text:span><text:span text:style-name="T12_21">simple</text:span><text:span text:style-name="T12_22"><text:s/></text:span><text:span text:style-name="T12_23">package</text:span><text:span text:style-name="T12_24">,<text:s/></text:span><text:span text:style-name="T12_25">or</text:span><text:span text:style-name="T12_26"><text:s/></text:span><text:span text:style-name="T12_27">any</text:span><text:span text:style-name="T12_28"><text:s/></text:span><text:span text:style-name="T12_29">package</text:span><text:span text:style-name="T12_30"><text:s/></text:span><text:span text:style-name="T12_31">nothing</text:span><text:span text:style-name="T12_32"><text:s/></text:span><text:span text:style-name="T12_33">else</text:span><text:span text:style-name="T12_34"><text:s/></text:span><text:span text:style-name="T12_35">depends</text:span><text:span text:style-name="T12_36"><text:s/></text:span><text:span text:style-name="T12_37">on</text:span><text:span text:style-name="T12_38">,<text:s/></text:span><text:span text:style-name="T12_39">but</text:span><text:span text:style-name="T12_40"><text:s/></text:span><text:span text:style-name="T12_41">we</text:span><text:span text:style-name="T12_42"><text:s/></text:span><text:span text:style-name="T12_43">can</text:span><text:span text:style-name="T12_44">'</text:span><text:span text:style-name="T12_45">t</text:span><text:span text:style-name="T12_46"><text:s/></text:span><text:span text:style-name="T12_47">start</text:span><text:span text:style-name="T12_48"><text:s/></text:span><text:span text:style-name="T12_49">making</text:span><text:span text:style-name="T12_50"><text:s/></text:span><text:span text:style-name="T12_51">rules</text:span><text:span text:style-name="T12_52"><text:s/></text:span><text:span text:style-name="T12_53">for</text:span><text:span text:style-name="T12_54"><text:s/></text:span><text:span text:style-name="T12_55">just</text:span><text:span text:style-name="T12_56"><text:s/></text:span><text:span text:style-name="T12_57">common</text:span><text:span text:style-name="T12_58"><text:s/></text:span><text:span text:style-name="T12_59">sense</text:span><text:span text:style-name="T12_60"><text:s/>:).<text:s/></text:span></text:p>
      <text:p text:style-name="P13"/>
      <text:p text:style-name="P14"><text:span text:style-name="T14_1">Packaging</text:span><text:span text:style-name="T14_2"><text:s/></text:span><text:span text:style-name="T14_3">method</text:span></text:p>
      <text:p text:style-name="P15"/>
      <text:list text:style-name="LS2" xml:id="list6">
        <text:list-item>
          <text:p text:style-name="P16"><text:span text:style-name="T16_1">The</text:span><text:span text:style-name="T16_2"><text:s/></text:span><text:span text:style-name="T16_3">packager</text:span><text:span text:style-name="T16_4"><text:s/></text:span><text:span text:style-name="T16_5">create</text:span><text:span text:style-name="T16_6">/</text:span><text:span text:style-name="T16_7">update</text:span><text:span text:style-name="T16_8"><text:s/></text:span><text:span text:style-name="T16_9">the</text:span><text:span text:style-name="T16_10"><text:s/></text:span><text:span text:style-name="T16_11">buildfiles</text:span><text:span text:style-name="T16_12"><text:s/></text:span><text:span text:style-name="T16_13">according</text:span><text:span text:style-name="T16_14"><text:s/></text:span><text:span text:style-name="T16_15">to</text:span><text:span text:style-name="T16_16"><text:s/></text:span><text:span text:style-name="T16_17">these</text:span><text:span text:style-name="T16_18"><text:s/></text:span><text:span text:style-name="T16_19"><text:a xlink:type="simple" xlink:href="http://developer.pardus.org.tr/guides/packaging/howto_create_pisi_packages.html"><text:span text:style-name="T16_20">rules</text:span></text:a></text:span><text:span text:style-name="T16_21"><text:s/></text:span><text:span text:style-name="T16_22">in</text:span><text:span text:style-name="T16_23"><text:s/></text:span><text:span text:style-name="T16_24">his</text:span><text:span text:style-name="T16_25"><text:s/></text:span><text:span text:style-name="T16_26">playground</text:span><text:span text:style-name="T16_27">.<text:s/></text:span><text:span text:style-name="T16_28">This</text:span><text:span text:style-name="T16_29"><text:s/></text:span><text:span text:style-name="T16_30">will</text:span><text:span text:style-name="T16_31"><text:s/></text:span><text:span text:style-name="T16_32">be</text:span><text:span text:style-name="T16_33"><text:s/></text:span><text:span text:style-name="T16_34">github</text:span><text:span text:style-name="T16_35">/</text:span><text:span text:style-name="T16_36">pisilinux</text:span><text:span text:style-name="T16_37">/</text:span><text:span text:style-name="T16_38">playground</text:span><text:span text:style-name="T16_39">/</text:span><text:span text:style-name="T16_40">packagername</text:span><text:span text:style-name="T16_41">/</text:span><text:span text:style-name="T16_42">packagename</text:span><text:span text:style-name="T16_43">.</text:span></text:p>
        </text:list-item>
        <text:list-item>
          <text:p text:style-name="P17"><text:span text:style-name="T17_1">The</text:span><text:span text:style-name="T17_2"><text:s/></text:span><text:span text:style-name="T17_3">packager</text:span><text:span text:style-name="T17_4"><text:s/></text:span><text:span text:style-name="T17_5">will</text:span><text:span text:style-name="T17_6"><text:s/></text:span><text:span text:style-name="T17_7">build</text:span><text:span text:style-name="T17_8"><text:s/></text:span><text:span text:style-name="T17_9">this</text:span><text:span text:style-name="T17_10"><text:s/></text:span><text:span text:style-name="T17_11">pacakge</text:span><text:span text:style-name="T17_12"><text:s/></text:span><text:span text:style-name="T17_13">local</text:span><text:span text:style-name="T17_14"><text:s/></text:span><text:span text:style-name="T17_15">on</text:span><text:span text:style-name="T17_16"><text:s/></text:span><text:span text:style-name="T17_17">his</text:span><text:span text:style-name="T17_18">/</text:span><text:span text:style-name="T17_19">her</text:span><text:span text:style-name="T17_20"><text:s/></text:span><text:span text:style-name="T17_21">machine</text:span></text:p>
        </text:list-item>
        <text:list-item>
          <text:p text:style-name="P18"><text:span text:style-name="T18_1">The</text:span><text:span text:style-name="T18_2"><text:s/></text:span><text:span text:style-name="T18_3">packager</text:span><text:span text:style-name="T18_4"><text:s/></text:span><text:span text:style-name="T18_5">will</text:span><text:span text:style-name="T18_6"><text:s/></text:span><text:span text:style-name="T18_7">check</text:span><text:span text:style-name="T18_8"><text:s/></text:span><text:span text:style-name="T18_9">the</text:span><text:span text:style-name="T18_10"><text:s/></text:span><text:span text:style-name="T18_11">dependencies</text:span><text:span text:style-name="T18_12"><text:s/></text:span><text:span text:style-name="T18_13">with</text:span><text:span text:style-name="T18_14"><text:s/></text:span><text:span text:style-name="T18_15">the</text:span><text:span text:style-name="T18_16"><text:s/></text:span><text:span text:style-name="T18_17">checkelf</text:span><text:span text:style-name="T18_18"><text:s/></text:span><text:span text:style-name="T18_19">command</text:span><text:span text:style-name="T18_20">.<text:s/></text:span><text:span text:style-name="T18_21">If</text:span><text:span text:style-name="T18_22"><text:s/></text:span><text:span text:style-name="T18_23">some</text:span><text:span text:style-name="T18_24"><text:s/></text:span><text:span text:style-name="T18_25">dependencies</text:span><text:span text:style-name="T18_26"><text:s/></text:span><text:span text:style-name="T18_27">are</text:span><text:span text:style-name="T18_28"><text:s/></text:span><text:span text:style-name="T18_29">missing</text:span><text:span text:style-name="T18_30"><text:s/></text:span><text:span text:style-name="T18_31">he</text:span><text:span text:style-name="T18_32">/</text:span><text:span text:style-name="T18_33">she</text:span><text:span text:style-name="T18_34"><text:s/></text:span><text:span text:style-name="T18_35">will</text:span><text:span text:style-name="T18_36"><text:s/></text:span><text:span text:style-name="T18_37">rebuild</text:span><text:span text:style-name="T18_38"><text:s/></text:span><text:span text:style-name="T18_39">it</text:span><text:span text:style-name="T18_40"><text:s/></text:span><text:span text:style-name="T18_41">again</text:span><text:span text:style-name="T18_42">.</text:span></text:p>
        </text:list-item>
        <text:list-item>
          <text:p text:style-name="P19"><text:span text:style-name="T19_1">After</text:span><text:span text:style-name="T19_2"><text:s/></text:span><text:span text:style-name="T19_3">build</text:span><text:span text:style-name="T19_4"><text:s/></text:span><text:span text:style-name="T19_5">the</text:span><text:span text:style-name="T19_6"><text:s/></text:span><text:span text:style-name="T19_7">packager</text:span><text:span text:style-name="T19_8"><text:s/></text:span><text:span text:style-name="T19_9">test</text:span><text:span text:style-name="T19_10"><text:s/></text:span><text:span text:style-name="T19_11">this</text:span><text:span text:style-name="T19_12"><text:s/></text:span><text:span text:style-name="T19_13">package</text:span><text:span text:style-name="T19_14"><text:s/></text:span><text:span text:style-name="T19_15">local</text:span><text:span text:style-name="T19_16"><text:s/></text:span><text:span text:style-name="T19_17">on</text:span><text:span text:style-name="T19_18"><text:s/></text:span><text:span text:style-name="T19_19">his</text:span><text:span text:style-name="T19_20">/</text:span><text:span text:style-name="T19_21">her</text:span><text:span text:style-name="T19_22"><text:s/></text:span><text:span text:style-name="T19_23">machine</text:span><text:span text:style-name="T19_24">.</text:span></text:p>
        </text:list-item>
        <text:list-item>
          <text:p text:style-name="P20"><text:span text:style-name="T20_1">After</text:span><text:span text:style-name="T20_2"><text:s/></text:span><text:span text:style-name="T20_3">testing</text:span><text:span text:style-name="T20_4"><text:s/></text:span><text:span text:style-name="T20_5">he</text:span><text:span text:style-name="T20_6"><text:s/></text:span><text:span text:style-name="T20_7">will</text:span><text:span text:style-name="T20_8"><text:s/></text:span><text:span text:style-name="T20_9">inform</text:span><text:span text:style-name="T20_10"><text:s/></text:span><text:span text:style-name="T20_11">the</text:span><text:span text:style-name="T20_12"><text:s/></text:span><text:span text:style-name="T20_13">Team</text:span><text:span text:style-name="T20_14"><text:s/></text:span><text:span text:style-name="T20_15">Head</text:span><text:span text:style-name="T20_16"><text:s/></text:span><text:span text:style-name="T20_17">and</text:span><text:span text:style-name="T20_18"><text:s/></text:span><text:span text:style-name="T20_19">someone</text:span><text:span text:style-name="T20_20"><text:s/></text:span><text:span text:style-name="T20_21">of</text:span><text:span text:style-name="T20_22"><text:s/></text:span><text:span text:style-name="T20_23">the</text:span><text:span text:style-name="T20_24"><text:s/></text:span><text:span text:style-name="T20_25">technical</text:span><text:span text:style-name="T20_26"><text:s/></text:span><text:span text:style-name="T20_27">board</text:span><text:span text:style-name="T20_28">.</text:span></text:p>
        </text:list-item>
        <text:list-item>
          <text:p text:style-name="P21"><text:span text:style-name="T21_1">The</text:span><text:span text:style-name="T21_2"><text:s/></text:span><text:span text:style-name="T21_3">Team</text:span><text:span text:style-name="T21_4"><text:s/></text:span><text:span text:style-name="T21_5">Head</text:span><text:span text:style-name="T21_6"><text:s/></text:span><text:span text:style-name="T21_7">or</text:span><text:span text:style-name="T21_8"><text:s/></text:span><text:span text:style-name="T21_9">Technical</text:span><text:span text:style-name="T21_10"><text:s/></text:span><text:span text:style-name="T21_11">board</text:span><text:span text:style-name="T21_12"><text:s/></text:span><text:span text:style-name="T21_13">will</text:span><text:span text:style-name="T21_14"><text:s/></text:span><text:span text:style-name="T21_15">test</text:span><text:span text:style-name="T21_16">/</text:span><text:span text:style-name="T21_17">check</text:span><text:span text:style-name="T21_18"><text:s/></text:span><text:span text:style-name="T21_19">this</text:span><text:span text:style-name="T21_20"><text:s/></text:span><text:span text:style-name="T21_21">package</text:span><text:span text:style-name="T21_22"><text:s/></text:span><text:span text:style-name="T21_23">and</text:span><text:span text:style-name="T21_24"><text:s/></text:span><text:span text:style-name="T21_25">buildfiles</text:span><text:span text:style-name="T21_26">.</text:span></text:p>
        </text:list-item>
        <text:list-item>
          <text:p text:style-name="P22"><text:span text:style-name="T22_1">If</text:span><text:span text:style-name="T22_2"><text:s/></text:span><text:span text:style-name="T22_3">all</text:span><text:span text:style-name="T22_4"><text:s/></text:span><text:span text:style-name="T22_5">is</text:span><text:span text:style-name="T22_6"><text:s/></text:span><text:span text:style-name="T22_7">well</text:span><text:span text:style-name="T22_8"><text:s/></text:span><text:span text:style-name="T22_9">the</text:span><text:span text:style-name="T22_10"><text:s/></text:span><text:span text:style-name="T22_11">packager</text:span><text:span text:style-name="T22_12"><text:s/></text:span><text:span text:style-name="T22_13">will</text:span><text:span text:style-name="T22_14"><text:s/></text:span><text:span text:style-name="T22_15">place</text:span><text:span text:style-name="T22_16"><text:s/></text:span><text:span text:style-name="T22_17">the</text:span><text:span text:style-name="T22_18"><text:s/></text:span><text:span text:style-name="T22_19">package</text:span><text:span text:style-name="T22_20"><text:s/></text:span><text:span text:style-name="T22_21">buildfiles</text:span><text:span text:style-name="T22_22"><text:s/></text:span><text:span text:style-name="T22_23">in</text:span><text:span text:style-name="T22_24"><text:s/></text:span><text:span text:style-name="T22_25">the</text:span><text:span text:style-name="T22_26"><text:s/></text:span><text:span text:style-name="T22_27">core</text:span><text:span text:style-name="T22_28"><text:s/></text:span><text:span text:style-name="T22_29">or</text:span><text:span text:style-name="T22_30"><text:s/></text:span><text:span text:style-name="T22_31">extra</text:span><text:span text:style-name="T22_32"><text:s/></text:span><text:span text:style-name="T22_33">repo</text:span><text:span text:style-name="T22_34"><text:s/></text:span><text:span text:style-name="T22_35">on</text:span><text:span text:style-name="T22_36"><text:s/></text:span><text:span text:style-name="T22_37">github</text:span><text:span text:style-name="T22_38">.</text:span></text:p>
        </text:list-item>
      </text:list>
      <text:p text:style-name="P23"><text:span text:style-name="T23_1"><text:s text:c="2"/></text:span></text:p>
      <text:p text:style-name="P24"><text:span text:style-name="T24_1">Updates</text:span><text:span text:style-name="T24_2"><text:s/></text:span><text:span text:style-name="T24_3">Rules</text:span></text:p>
      <text:p text:style-name="P25"/>
      <text:p text:style-name="P26"><text:span text:style-name="T26_1">Kernel</text:span></text:p>
      <text:p text:style-name="P27"><text:span text:style-name="T27_1">The</text:span><text:span text:style-name="T27_2"><text:s/></text:span><text:span text:style-name="T27_3">normal</text:span><text:span text:style-name="T27_4"><text:s/></text:span><text:span text:style-name="T27_5">kernel</text:span><text:span text:style-name="T27_6"><text:s/></text:span><text:span text:style-name="T27_7">is</text:span><text:span text:style-name="T27_8"><text:s/></text:span><text:span text:style-name="T27_9">updated</text:span><text:span text:style-name="T27_10"><text:s/>4<text:s/></text:span><text:span text:style-name="T27_11">times</text:span><text:span text:style-name="T27_12">/</text:span><text:span text:style-name="T27_13">year</text:span><text:span text:style-name="T27_14">,<text:s/></text:span><text:span text:style-name="T27_15">this</text:span><text:span text:style-name="T27_16"><text:s/></text:span><text:span text:style-name="T27_17">includes</text:span><text:span text:style-name="T27_18"><text:s/></text:span><text:span text:style-name="T27_19">kernel</text:span><text:span text:style-name="T27_20">,<text:s/></text:span><text:span text:style-name="T27_21">bbsswitch</text:span><text:span text:style-name="T27_22">,<text:s text:c="2"/></text:span><text:span text:style-name="T27_23">broadcom</text:span><text:span text:style-name="T27_24">-</text:span><text:span text:style-name="T27_25">wl</text:span><text:span text:style-name="T27_26">,<text:s/></text:span><text:span text:style-name="T27_27">fglx</text:span><text:span text:style-name="T27_28">,<text:s/></text:span><text:span text:style-name="T27_29">nvidia</text:span><text:span text:style-name="T27_30">-</text:span><text:span text:style-name="T27_31">current</text:span><text:span text:style-name="T27_32">,<text:s/></text:span><text:span text:style-name="T27_33">nvidia</text:span><text:span text:style-name="T27_34">173,<text:s/></text:span><text:span text:style-name="T27_35">nvidia</text:span><text:span text:style-name="T27_36">304,<text:s/></text:span><text:span text:style-name="T27_37">nvidia</text:span><text:span text:style-name="T27_38">96,<text:s/></text:span><text:span text:style-name="T27_39">virtualbox</text:span><text:span text:style-name="T27_40">-</text:span><text:span text:style-name="T27_41">guest</text:span><text:span text:style-name="T27_42">,<text:s/></text:span><text:span text:style-name="T27_43">virtualbox</text:span><text:span text:style-name="T27_44">.</text:span></text:p>
      <text:p text:style-name="P28"/>
      <text:p text:style-name="P29"><text:span text:style-name="T29_1">OpenSSL</text:span></text:p>
      <text:p text:style-name="P30"><text:span text:style-name="T30_1">openssl</text:span><text:span text:style-name="T30_2"><text:s/></text:span><text:span text:style-name="T30_3">stack</text:span><text:span text:style-name="T30_4"><text:s/></text:span><text:span text:style-name="T30_5">about</text:span><text:span text:style-name="T30_6"><text:s/></text:span><text:span text:style-name="T30_7">twice</text:span><text:span text:style-name="T30_8"><text:s/></text:span><text:span text:style-name="T30_9">a</text:span><text:span text:style-name="T30_10"><text:s/></text:span><text:span text:style-name="T30_11">year</text:span><text:span text:style-name="T30_12">,<text:s/></text:span><text:span text:style-name="T30_13">this</text:span><text:span text:style-name="T30_14"><text:s/></text:span><text:span text:style-name="T30_15">includes</text:span><text:span text:style-name="T30_16"><text:s/></text:span><text:span text:style-name="T30_17">openssl</text:span><text:span text:style-name="T30_18"><text:s/></text:span><text:span text:style-name="T30_19">libssh</text:span><text:span text:style-name="T30_20"><text:s/></text:span><text:span text:style-name="T30_21">libssh</text:span><text:span text:style-name="T30_22">2<text:s/></text:span><text:span text:style-name="T30_23">curl</text:span><text:span text:style-name="T30_24"><text:s/></text:span><text:span text:style-name="T30_25">dnsutils</text:span><text:span text:style-name="T30_26"><text:s/></text:span><text:span text:style-name="T30_27">krb</text:span><text:span text:style-name="T30_28">5<text:s/></text:span><text:span text:style-name="T30_29">libarchive</text:span><text:span text:style-name="T30_30"><text:s/></text:span><text:span text:style-name="T30_31">libfetch</text:span><text:span text:style-name="T30_32"><text:s/></text:span><text:span text:style-name="T30_33">libldap</text:span><text:span text:style-name="T30_34"><text:s/></text:span><text:span text:style-name="T30_35">links</text:span><text:span text:style-name="T30_36"><text:s/></text:span><text:span text:style-name="T30_37">openssh</text:span><text:span text:style-name="T30_38"><text:s/></text:span><text:span text:style-name="T30_39">openvpn</text:span><text:span text:style-name="T30_40"><text:s/></text:span><text:span text:style-name="T30_41">python</text:span><text:span text:style-name="T30_42"><text:s/></text:span><text:span text:style-name="T30_43">python</text:span><text:span text:style-name="T30_44">-</text:span><text:span text:style-name="T30_45">m</text:span><text:span text:style-name="T30_46">2</text:span><text:span text:style-name="T30_47">crypto</text:span><text:span text:style-name="T30_48"><text:s/></text:span><text:span text:style-name="T30_49">ruby</text:span><text:span text:style-name="T30_50"><text:s/></text:span><text:span text:style-name="T30_51">syslog</text:span><text:span text:style-name="T30_52">-</text:span><text:span text:style-name="T30_53">ng</text:span><text:span text:style-name="T30_54"><text:s/></text:span><text:span text:style-name="T30_55">vpnc</text:span><text:span text:style-name="T30_56"><text:s/></text:span><text:span text:style-name="T30_57">wget</text:span><text:span text:style-name="T30_58"><text:s/></text:span><text:span text:style-name="T30_59">wpa</text:span><text:span text:style-name="T30_60">_</text:span><text:span text:style-name="T30_61">supplican</text:span><text:span text:style-name="T30_62">.</text:span></text:p>
      <text:p text:style-name="P31"/>
      <text:p text:style-name="P32"><text:span text:style-name="T32_1">Xorg</text:span></text:p>
      <text:p text:style-name="P33"><text:span text:style-name="T33_1">?</text:span></text:p>
      <text:p text:style-name="P34"/>
      <text:p text:style-name="P35"><text:span text:style-name="T35_1">More</text:span><text:span text:style-name="T35_2"><text:s/>?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